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b81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5b81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ڤْحُجُرَاتِ ]</text:h>
      <text:p text:style-name="P2" loext:marker-style-name="T2"><text:span text:style-name="T2">©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0338_3265577536"/><text:span text:style-name="T2">يَـٰٓأَيُّهَا </text:span><text:span text:style-name="T5">۰</text:span><text:span text:style-name="T2">لذِيــنَ ءَامَنُواْ لاَ تُقَدِّمُواْ بَيْنَ يَدَيِ </text:span><text:span text:style-name="T5">۱</text:span><text:span text:style-name="T2">للَّهِ وَرَسُولِهِؐ” وَاتَّقُواْ </text:span><text:span text:style-name="T5">۴</text:span><text:span text:style-name="T2">للَّهَؐ إِنَّ </text:span><text:span text:style-name="T5">۰</text:span><text:span text:style-name="T2">للَّهَ سَمِيع٘ عَلِيمٌؐ </text:span><text:span text:style-name="T3">(1)</text:span><text:span text:style-name="T2"> يَـٰٓأَيُّهَا </text:span><text:span text:style-name="T5">۰</text:span><text:span text:style-name="T2">لذِيــنَ ءَامَنُواْ لاَ تَرْفَعُوٓاْ أَصْوَ؛تَكُمْ فَوْقَ صَوْتِ </text:span><text:span text:style-name="T5">۱</text:span><text:span text:style-name="T2">لنَّبِىٓءِ وَلاَ تَجْهَرُواْ لَهُ„ بِالْقَوْلِ كَجَهْرۣ بَعْضِكُمْ لِبَعْضٖ اَن تَحْبَطَ أَعْمَـٰلُكُمْ وَأَنتُمْ لاَ تَشْعُرُونَؐ </text:span><text:span text:style-name="T3">(2)</text:span><text:span text:style-name="T2"> إِنَّ </text:span><text:span text:style-name="T5">۰</text:span><text:span text:style-name="T2">لذِيــنَ يَغُضُّونَ أَصْوَ؛تَهُمْ عِندَ رَسُولِ </text:span><text:span text:style-name="T5">۱</text:span><text:span text:style-name="T2">للَّهِ ٱُوْلَئِــكَ </text:span><text:span text:style-name="T5">۰</text:span><text:span text:style-name="T2">لذِينَ "مْتَحَــنَ </text:span><text:span text:style-name="T5">۰</text:span><text:span text:style-name="T2">للَّهُ قُلُوبَهُمْ لِلتَّقْوۭيٰؐ لَهُم مَّغْفِرَةٌ وَأَجْر٘ عَظِيم٘ؐ </text:span><text:span text:style-name="T3">(3)</text:span><text:span text:style-name="T2"> اِنَّ </text:span><text:span text:style-name="T5">۰</text:span><text:span text:style-name="T2">لذِينَ يُنَادُونَكَ مِنْ وَّرَآءِ </text:span><text:span text:style-name="T5">۱</text:span><text:span text:style-name="T2">لْحُجُرَ؛تِ أَكْثَرُهُمْ لاَ يَعْقِلُونَؐ </text:span><text:span text:style-name="T3">(4)</text:span><text:span text:style-name="T2"> وَلَوَ اَنَّهُمْ صَبَرُواْ حَتَّــيٰ تَخْرُجَ إِلَيْهِمْ لَكَانَ خَيْراً لَّهُمْؐ وَاللَّهُ غَفُورٌ رَّحِيمٌؐ </text:span><text:span text:style-name="T3">(5)</text:span><text:span text:style-name="T2"> يَـٰٓأَيُّهَا </text:span><text:span text:style-name="T5">۰</text:span><text:span text:style-name="T2">لذِيــنَ ءَامَنُوٓاْ إِن جَآءَكُمْ فَاسِقٛ بِنَبَإٍ فَتَبَيَّنُوٓاْ أَن تُصِيبُواْ قَوْماَۢ بِجَهَـٰلَةٍ فَتُصْبِحُواْ عَلَــيٰ مَا فَعَلْتُمْ نَـٰدِمِينَؐ </text:span><text:span text:style-name="T3">(6)</text:span><text:span text:style-name="T2"> وَاعْلَمُوٓاْ أَنَّ فِيكُمْ رَسُولَ </text:span><text:span text:style-name="T5">۰</text:span><text:span text:style-name="T2">للَّهِ لَوْ يُطِيعُكُمْ فِى كَثِيرٍ مِّنَ </text:span><text:span text:style-name="T5">۰</text:span><text:span text:style-name="T2">لاَمْرۣ لَعَنِتُّمْؐ وَچَكِنَّ </text:span><text:span text:style-name="T5">۰</text:span><text:span text:style-name="T2">للَّهَ حَبَّــبَ إِلَيْكُمُ </text:span><text:span text:style-name="T5">۴</text:span><text:span text:style-name="T2">لِايمَـٰنَ وَزَيَّنَهُ„ فِى قُلُوبِكُمْ وَكَرَّهَ إِلَيْكُمُ </text:span><text:span text:style-name="T5">۴</text:span><text:span text:style-name="T2">لْكُفْرَ وَالْفُسُوقَ وَالْعِصْيَانَؐ ٱُوْلَئِــكَ هُمُ </text:span><text:span text:style-name="T5">۴</text:span><text:span text:style-name="T2">لرَّ؛شِدُونَ </text:span><text:span text:style-name="T3">(7)</text:span><text:span text:style-name="T2"> فَضْلًا مِّــنَ </text:span><text:span text:style-name="T5">۰</text:span><text:span text:style-name="T2">للَّهِ وَنِعْمَةًؐ وَاللَّهُ عَلِيم٘ حَكِيمٌؐ </text:span><text:span text:style-name="T3">(8)</text:span><text:span text:style-name="T2"> ® وَإِن طَآئِفَتَـٰنِ مِنَ </text:span><text:span text:style-name="T5">۰</text:span><text:span text:style-name="T2">لْمُومِنِينَ "قْتَتَلُواْ فَأَصْڤِحُواْ بَيْنَهُمَاؐ فَإِنۢ بَغَتِ اِحْدۭيٰهُمَا عَلَــي </text:span><text:span text:style-name="T5">۰</text:span><text:span text:style-name="T2">لاُخْرۭيٰ فَقَـٰتِلُواْ </text:span><text:span text:style-name="T5">۴</text:span><text:span text:style-name="T2">لتِى تَبْغِى حَتَّيٰ تَفِىٓءَ اۭلَــيٰٓ أَمْرۣ </text:span><text:span text:style-name="T5">۱</text:span><text:span text:style-name="T2">للَّهِؐ فَإِن فَآءَتْ فَأَصْڤِحُواْ بَيْنَهُمَا بِالْعَدْلِ وَأَقْسِطُوٓاْؐ إِنننَّ </text:span><text:span text:style-name="T5">۰</text:span><text:span text:style-name="T2">للَّهَ يُحِبُّ </text:span><text:span text:style-name="T5">۴</text:span><text:span text:style-name="T2">لْمُقْسِطِينَؐ </text:span><text:span text:style-name="T3">(9)</text:span><text:span text:style-name="T2"> إِنَّمَا </text:span><text:span text:style-name="T5">۰</text:span><text:span text:style-name="T2">لْمُومِنُونَ إِخْوَةٌ فَأَصْڤِحُواْ بَيْنَ أَخَوَيْكُمْؐ وَاتَّقُواْ </text:span><text:span text:style-name="T5">۴</text:span><text:span text:style-name="T2">للَّهَ لَعَلَّكُمْ تُرْحَمُونَؐ </text:span><text:span text:style-name="T3">(10)</text:span><text:span text:style-name="T2"> يَـٰٓأَيُّهَا </text:span><text:span text:style-name="T5">۰</text:span><text:span text:style-name="T2">لذِيــنَ ءَامَنُواْ لاَ يَسْخَرْ قَوْمٌ </text:span><text:soft-page-break/><text:span text:style-name="T2">مِّن قَوْمٖ عَسۭيٰٓ أَنْ يَّكُونُواْ خَيْراً مِّنْهُمْ وَلاَ نِسَآءٌ مِّــن نِّسَآءٖ عَسۭيٰٓ أَنْ يَّكُــنَّ خَيْراً مِّنْهُنَّؐ وَلاَ تَلْمِزُوٓاْ أَنفُسَكُمْ وَلاَ تَنَابَزُواْ بِالاَلْقَـٰبِؐ بِيسَ </text:span><text:span text:style-name="T5">۰</text:span><text:span text:style-name="T2">لِاسْمُ </text:span><text:span text:style-name="T5">۴</text:span><text:span text:style-name="T2">لْفُسُوقُ بَعْدَ </text:span><text:span text:style-name="T5">۰</text:span><text:span text:style-name="T2">لِايمَـٰنِؐ وَمَن لَّمْ يَتُبْ فَٱُوْلَئِــكَ هُمُ </text:span><text:span text:style-name="T5">۴</text:span><text:span text:style-name="T2">لظَّـٰلِمُونَؐ </text:span><text:span text:style-name="T3">(11)</text:span><text:span text:style-name="T2"> يَـٰٓأَيُّهَا </text:span><text:span text:style-name="T5">۰</text:span><text:span text:style-name="T2">لذِيــنَ ءَامَنُواْ èجْتَنِبُواْ كَثِيراً مِّــنَ </text:span><text:span text:style-name="T5">۰</text:span><text:span text:style-name="T2">لظَّن؋ّؐ إِنَّ بَعْضَ </text:span><text:span text:style-name="T5">۰</text:span><text:span text:style-name="T2">لظَّنِّ إِثْمٌؐ وَلاَ تَجَسَّسُواْؐ وَلاَ يَغْتَب بَّعْضُكُم بَعْضاٗؐ اَيُحِبُّ أَحَدُكُمُ; أَنْ يَّاكُــلَ لَحْمَ أَخِيهِ مَيِّتاً فَكَرۣهْتُمُوهُؐ وَاتَّقُواْ </text:span><text:span text:style-name="T5">۴</text:span><text:span text:style-name="T2">للَّهَؐ إِنَّ </text:span><text:span text:style-name="T5">۰</text:span><text:span text:style-name="T2">للَّهَ تَوَّابٌ رَّحِيمٌؐ </text:span><text:span text:style-name="T3">(12)</text:span><text:span text:style-name="T2"> يَـٰٓأَيُّهَا </text:span><text:span text:style-name="T5">۰</text:span><text:span text:style-name="T2">لنَّاسُ إِنَّا خَلَقْنَـٰكُم مِّن ذَكَرٍ وَٱُنثۭيٰ وَجَعَلْنَـٰكُمْ شُعُوباً وَقَبَآئِلَ لِتَعَارَفُوٓاْؐ إِنَّ أَكْرَمَكُمْ عِندَ </text:span><text:span text:style-name="T5">۰</text:span><text:span text:style-name="T2">للَّهِ أَتْقۭيٰكُمُؐ; إِنَّ </text:span><text:span text:style-name="T5">۰</text:span><text:span text:style-name="T2">للَّهَ عَلِيم٘ خَبِيرٌؐ </text:span><text:span text:style-name="T3">(13)</text:span><text:span text:style-name="T2"> ¥ قَالَتِ </text:span><text:span text:style-name="T5">۱</text:span><text:span text:style-name="T2">لاَعْرَابُ ءَامَنَّا قُل لَّمْ تُومِنُواْ وَچَكِن قُولُوٓاْ أَسْلَمْنَا وَلَمَّا يَدْخُلِ </text:span><text:span text:style-name="T5">۱</text:span><text:span text:style-name="T2">لِايمَـٰنُ فِى قُلُوبِكُمْؐ وَإِن تُطِيعُواْ </text:span><text:span text:style-name="T5">۴</text:span><text:span text:style-name="T2">للَّهَ وَرَسُولَهُ„ لاَ يَلِتْكُم مِّــنَ اَعْمَـٰلِكُمْ شَيْـٔاٗؐ اِنَّ </text:span><text:span text:style-name="T5">۰</text:span><text:span text:style-name="T2">للَّهَ غَفُورٌ رَّحِيم٘ؐ </text:span><text:span text:style-name="T3">(14)</text:span><text:span text:style-name="T2"> اِنَّمَا </text:span><text:span text:style-name="T5">۰</text:span><text:span text:style-name="T2">لْمُومِنُونَ </text:span><text:span text:style-name="T5">۰</text:span><text:span text:style-name="T2">لذِيــنَ ءَامَنُواْ بِاللَّهِ وَرَسُولِهِ” ثُمَّ لَمْ يَرْتَابُواْ وَجَـٰهَدُواْ بِأَمْوَ؛لِهِمْ وَأَنفُسِهِمْ فِى سَبِيـلِ </text:span><text:span text:style-name="T5">۱</text:span><text:span text:style-name="T2">للَّهِؐ ٱُوْلَئِكَ هُمُ </text:span><text:span text:style-name="T5">۴</text:span><text:span text:style-name="T2">لصَّـٰدِقُونَؐ </text:span><text:span text:style-name="T3">(15)</text:span><text:span text:style-name="T2"> قُــلَ اَتُعَلِّمُونَ </text:span><text:span text:style-name="T5">۰</text:span><text:span text:style-name="T2">للَّهَ بِدِينِكُمْ وَاللَّهُ يَعْلَمُ مَا فِى </text:span><text:span text:style-name="T5">۱</text:span><text:span text:style-name="T2">لسَّمَـٰوَ؛تِ وَمَا فِى </text:span><text:span text:style-name="T5">۱</text:span><text:span text:style-name="T2">لاَرْضِؐ وَاللَّهُ بِكُــلّۣ شَيْءٖ عَلِيمٌؐ </text:span><text:span text:style-name="T3">(16)</text:span><text:span text:style-name="T2"> يَمُنُّونَ عَلَيْــكَ أَنننَ اَسْلَمُواْؐ قُــل لاَّ تَمُنُّواْ عَلَيَّ إِسْچَمَكُمؐ بَـلِ </text:span><text:span text:style-name="T5">۱</text:span><text:span text:style-name="T2">للَّهُ يَمُنُّ عَلَيْكُمُ; أَنننْ هَدۭيٰكُمْ لِلِايمَـٰنِ إِن كُنتُمْ صَـٰدِقِينَؐ </text:span><text:span text:style-name="T3">(17)</text:span><text:span text:style-name="T2"> إِنننَّ </text:span><text:span text:style-name="T5">۰</text:span><text:span text:style-name="T2">للَّهَ يَعْلَمُ غَيْبَ </text:span><text:span text:style-name="T5">۰</text:span><text:span text:style-name="T2">لسَّمَـٰوَ؛تِ وَالاَرْضِؐ وَاللَّهُ بَصِيرٛ بِمَا تَعْمَلُونَ </text:span><text:span text:style-name="T3">(18)</text:span><text:span text:style-name="T2"> </text:span><text:bookmark-end text:name="__DdeLink__10338_32655775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1:33.093373653</meta:creation-date>
    <dc:date>2025-03-06T07:58:17.774613141</dc:date>
    <meta:editing-duration>PT4M49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375" meta:character-count="2084" meta:non-whitespace-character-count="1710"/>
  </office:meta>
</office:document-meta>
</file>